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text-position="0% 100%"/>
    </style:style>
    <style:style style:name="P2" style:family="paragraph" style:parent-style-name="Standard">
      <style:paragraph-properties fo:line-height="150%"/>
    </style:style>
    <style:style style:name="P3" style:family="paragraph" style:parent-style-name="Standard">
      <style:paragraph-properties fo:line-height="150%" fo:break-before="page"/>
      <style:text-properties style:text-position="0% 100%"/>
    </style:style>
    <style:style style:name="P4" style:family="paragraph" style:parent-style-name="Standard" style:list-style-name="L1">
      <style:paragraph-properties fo:line-height="150%"/>
      <style:text-properties style:text-position="0% 100%"/>
    </style:style>
    <style:style style:name="T1"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ancipation Proclamation</text:p>
      <text:p text:style-name="P2">Assessment of its significance not only to the war effort and international relations, but also to the people of the South, both black and white.</text:p>
      <text:p text:style-name="P2"/>
      <text:p text:style-name="P2">Abraham Lincoln issued it on January 1<text:span text:style-name="T1">, 1863. The proclamation declared that all persons held as slaves are, and henceforward shall be free. However, the Emancipation Proclamation was limited in many ways. It only applied to states that had seceded from the Union, leaving slavery untouched in the loyal border states. It exempted parts of the Confederacy that had already come under Northern control. The freedom it promised depended upon Union military victory. The Proclamation announced the acceptance of black men into the Union Army and Navy. By the end of the war, almost 200,000 black soldiers and sailors had fought for the Union and freedom. The Emancipation Proclamation added moral force to the Union cause and strengthened the Union both militarily and politically.</text:span></text:p>
      <text:p text:style-name="P1"/>
      <text:p text:style-name="P1">Many African American leaders who lived in the North, including Frederick Douglass, rallied to the cause, urging African Americans to join the Union army. The Confederacy did not recognize the Proclamation, and refused to give up their 4 million slaves, only being freed once Union armies had taken control of that Confederate territory. Many Southern slaves escaped to the North, most of them then joined the Union army. As for the slaves held within the Union, they were freed. As the Union took control of Confederate land, they liberated African Americans in the towns they defeated. Doctrinaire abolitionists in the North criticized Lincoln's moderation. Foreign governments paused in their consideration of aiding the South, but the consensus was dismissal of the proclamation. Generally, European leaders tried to find fault with it.</text:p>
      <text:p text:style-name="P1"/>
      <text:p text:style-name="P3">Significance:</text:p>
      <text:list xml:id="list3101557400769375040" text:style-name="L1">
        <text:list-header>
          <text:p text:style-name="P4">To the war effort:</text:p>
          <text:list>
            <text:list-header>
              <text:p text:style-name="P4">It broadened the goals of the Union war effort, making the eradication of slavery an explicit Union goal.</text:p>
              <text:p text:style-name="P4">It helped stop the issue of slavery in the United States.</text:p>
              <text:p text:style-name="P4">Most of the time, slaves that were liberated would join the Union army to free more slaves.</text:p>
            </text:list-header>
          </text:list>
          <text:p text:style-name="P4">To international relations:</text:p>
          <text:list text:continue-numbering="true">
            <text:list-header>
              <text:p text:style-name="P4">Foreign governments dismissed the Proclamation, and decided not to aid the South.</text:p>
              <text:p text:style-name="P4">European leaders tried to find fault with it.</text:p>
            </text:list-header>
          </text:list>
          <text:p text:style-name="P4">The people of the South(Black):</text:p>
          <text:list text:continue-numbering="true">
            <text:list-header>
              <text:p text:style-name="P4">The people of the South who were black were given hope by the Proclamation, that they would be able to start a better life.</text:p>
            </text:list-header>
          </text:list>
          <text:p text:style-name="P4">The people of the South(White):</text:p>
          <text:list text:continue-numbering="true">
            <text:list-header>
              <text:p text:style-name="P4">Most of the people in the South who were white, plantation owners, hated the Proclamation.</text:p>
              <text:p text:style-name="P4">Slave owners would have their slaves confiscated </text:p>
            </text:list-header>
          </text:list>
        </text:list-header>
      </text:list>
      <text:p text:style-name="P1">Thesis statement:</text:p>
      <text:p text:style-name="P1">The Emancipation Proclamation was significant toward the war effort and international relations because it strengthened the Union and made the end of slavery a goal for the Union.</text:p>
      <text:p text:style-name="P1"/>
      <text:p text:style-name="P3">Pages to look at</text:p>
      <text:p text:style-name="P1">abolitionist response to, 20–21</text:p>
      <text:p text:style-name="P1">as act of military necessity, 20</text:p>
      <text:p text:style-name="P1">African-American response to, 2, 17, 21–24, 30–35</text:p>
      <text:p text:style-name="P1">border state reaction to, 27, 28, 36, 73–74, 76</text:p>
      <text:p text:style-name="P1">cabinet crisis of 1862 and, 70</text:p>
      <text:p text:style-name="P1">centennial anniversary of, 45–46</text:p>
      <text:p text:style-name="P1">Confederate response to, 24–26</text:p>
      <text:p text:style-name="P1">Democratic Party response to, 17</text:p>
      <text:p text:style-name="P1">fiftieth anniversary of, 44–45</text:p>
      <text:p text:style-name="P1">foreign policy implications of, 20, 145n97</text:p>
      <text:p text:style-name="P1">issuing of, 16–21</text:p>
      <text:p text:style-name="P1">legacy of, 46–47</text:p>
      <text:p text:style-name="P1">limitations of, 20</text:p>
      <text:p text:style-name="P1">moral significance of, 76–77</text:p>
      <text:p text:style-name="P1">number of slaves freed by, 74, 151n65</text:p>
      <text:p text:style-name="P1">pessimism concerning, 17–18, 21</text:p>
      <text:p text:style-name="P1">potential economic problems caused by, 40–42</text:p>
      <text:p text:style-name="P1">reactions to in North, 10, 17, 20, 76, 78</text:p>
      <text:p text:style-name="P1">Republican Party response to, 17</text:p>
      <text:p text:style-name="P1">rough draft of, 58</text:p>
      <text:p text:style-name="P1">text of, 72–73</text:p>
      <text:p text:style-name="P1">unfulfilled promise of, 43–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21T17:12:54.19</meta:creation-date>
    <dc:date>2017-11-10T12:50:54.38</dc:date>
    <dc:creator>Timothy Cayer</dc:creator>
    <meta:editing-duration>PT4H24M17S</meta:editing-duration>
    <meta:editing-cycles>11</meta:editing-cycles>
    <meta:generator>OpenOffice/4.1.3$Win32 OpenOffice.org_project/413m1$Build-9783</meta:generator>
    <meta:document-statistic meta:table-count="0" meta:image-count="0" meta:object-count="0" meta:page-count="3" meta:paragraph-count="42" meta:word-count="556" meta:character-count="3441"/>
  </office:meta>
</office:document-meta>
</file>